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23.271cm" fo:margin-left="-0.203cm" style:page-number="auto" table:align="left" style:writing-mode="lr-tb"/>
    </style:style>
    <style:style style:name="Tabela1.A" style:family="table-column">
      <style:table-column-properties style:column-width="0.984cm"/>
    </style:style>
    <style:style style:name="Tabela1.B" style:family="table-column">
      <style:table-column-properties style:column-width="5.082cm"/>
    </style:style>
    <style:style style:name="Tabela1.C" style:family="table-column">
      <style:table-column-properties style:column-width="0.053cm"/>
    </style:style>
    <style:style style:name="Tabela1.D" style:family="table-column">
      <style:table-column-properties style:column-width="4.74cm"/>
    </style:style>
    <style:style style:name="Tabela1.E" style:family="table-column">
      <style:table-column-properties style:column-width="9.874cm"/>
    </style:style>
    <style:style style:name="Tabela1.F" style:family="table-column">
      <style:table-column-properties style:column-width="1.259cm"/>
    </style:style>
    <style:style style:name="Tabela1.G" style:family="table-column">
      <style:table-column-properties style:column-width="1.279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3" style:family="table-row">
      <style:table-row-properties style:min-row-height="1.254cm" fo:keep-together="always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1.8" style:family="table-row">
      <style:table-row-properties style:min-row-height="0.141cm" fo:keep-together="always"/>
    </style:style>
    <style:style style:name="Tabela1.A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a1.B8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a1.E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G8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a1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Header">
      <style:text-properties fo:font-size="14pt" style:font-size-asian="14pt"/>
    </style:style>
    <style:style style:name="P3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P4" style:family="paragraph" style:parent-style-name="Footer">
      <style:paragraph-properties fo:padding="0cm" fo:border="none"/>
    </style:style>
    <style:style style:name="P5" style:family="paragraph" style:parent-style-name="Row_20_Headings">
      <style:paragraph-properties fo:margin-top="0.141cm" fo:margin-bottom="0.141cm" loext:contextual-spacing="false" fo:text-align="center" style:justify-single-word="false"/>
      <style:text-properties style:font-name="Times New Roman" fo:font-size="11pt" style:font-size-asian="11pt" style:font-name-complex="Times New Roman"/>
    </style:style>
    <style:style style:name="P6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style:font-size-asian="12pt"/>
    </style:style>
    <style:style style:name="P7" style:family="paragraph" style:parent-style-name="Row_20_Headings">
      <style:paragraph-properties fo:margin-top="0.141cm" fo:margin-bottom="0.141cm" loext:contextual-spacing="false" style:snap-to-layout-grid="false"/>
    </style:style>
    <style:style style:name="P8" style:family="paragraph" style:parent-style-name="bp">
      <style:text-properties fo:font-weight="bold" style:font-weight-asian="bold"/>
    </style:style>
    <style:style style:name="P9" style:family="paragraph" style:parent-style-name="bp">
      <style:paragraph-properties style:snap-to-layout-grid="false"/>
      <style:text-properties fo:font-size="12pt" style:font-size-asian="12pt"/>
    </style:style>
    <style:style style:name="P10" style:family="paragraph" style:parent-style-name="bp">
      <style:paragraph-properties fo:text-align="center" style:justify-single-word="false"/>
      <style:text-properties fo:font-size="12pt" fo:font-weight="bold" style:font-size-asian="12pt" style:font-weight-asian="bold"/>
    </style:style>
    <style:style style:name="P11" style:family="paragraph" style:parent-style-name="bp">
      <style:text-properties fo:color="#ff0000" fo:font-size="12pt" fo:font-weight="bold" style:font-size-asian="12pt" style:font-weight-asian="bold" style:font-weight-complex="bold"/>
    </style:style>
    <style:style style:name="P12" style:family="paragraph" style:parent-style-name="bp">
      <style:paragraph-properties style:snap-to-layout-grid="false"/>
      <style:text-properties fo:color="#ff0000" fo:font-size="12pt" fo:font-weight="bold" style:font-size-asian="12pt" style:font-weight-asian="bold" style:font-weight-complex="bold"/>
    </style:style>
    <style:style style:name="P13" style:family="paragraph" style:parent-style-name="bp">
      <style:paragraph-properties fo:margin-left="-0.085cm" fo:margin-right="0cm" fo:text-indent="0.085cm" style:auto-text-indent="false"/>
      <style:text-properties fo:color="#000000" officeooo:rsid="0000cf3a" officeooo:paragraph-rsid="0000cf3a"/>
    </style:style>
    <style:style style:name="P14" style:family="paragraph" style:parent-style-name="bp">
      <style:paragraph-properties fo:margin-top="0cm" fo:margin-bottom="0cm" loext:contextual-spacing="false"/>
    </style:style>
    <style:style style:name="P15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P16" style:family="paragraph" style:parent-style-name="bp">
      <style:paragraph-properties fo:margin-top="0cm" fo:margin-bottom="0cm" loext:contextual-spacing="false" fo:text-align="center" style:justify-single-word="false"/>
      <style:text-properties fo:font-weight="bold" style:font-weight-asian="bold"/>
    </style:style>
    <style:style style:name="P17" style:family="paragraph" style:parent-style-name="bp">
      <style:paragraph-properties fo:margin-top="0cm" fo:margin-bottom="0cm" loext:contextual-spacing="false"/>
      <style:text-properties fo:color="#0000ff"/>
    </style:style>
    <style:style style:name="P18" style:family="paragraph" style:parent-style-name="bp">
      <style:paragraph-properties fo:margin-top="0cm" fo:margin-bottom="0cm" loext:contextual-spacing="false" style:snap-to-layout-grid="false"/>
      <style:text-properties fo:color="#0000ff" fo:font-weight="bold" style:font-weight-asian="bold"/>
    </style:style>
    <style:style style:name="P19" style:family="paragraph" style:parent-style-name="bp">
      <style:paragraph-properties fo:margin-top="0cm" fo:margin-bottom="0cm" loext:contextual-spacing="false" style:snap-to-layout-grid="false"/>
      <style:text-properties fo:color="#0000ff"/>
    </style:style>
    <style:style style:name="P20" style:family="paragraph" style:parent-style-name="bp">
      <style:paragraph-properties fo:margin-top="0cm" fo:margin-bottom="0cm" loext:contextual-spacing="false" style:snap-to-layout-grid="false"/>
    </style:style>
    <style:style style:name="P21" style:family="paragraph" style:parent-style-name="proc">
      <style:paragraph-properties style:snap-to-layout-grid="false"/>
      <style:text-properties style:font-name="Times New Roman" fo:font-size="12pt" fo:font-weight="bold" style:font-size-asian="12pt" style:font-weight-asian="bold" style:font-name-complex="Times New Roman"/>
    </style:style>
    <style:style style:name="P22" style:family="paragraph" style:parent-style-name="proc">
      <style:paragraph-properties style:snap-to-layout-grid="false"/>
      <style:text-properties fo:font-size="12pt" style:font-size-asian="12pt"/>
    </style:style>
    <style:style style:name="P23" style:family="paragraph" style:parent-style-name="proc" style:list-style-name="">
      <style:paragraph-properties fo:margin-left="0cm" fo:margin-right="0cm" fo:text-align="center" style:justify-single-word="false" fo:text-indent="0cm" style:auto-text-indent="false" style:snap-to-layout-grid="false"/>
      <style:text-properties fo:color="#ff0000" fo:font-size="12pt" fo:font-weight="bold" style:font-size-asian="12pt" style:font-weight-asian="bold" style:font-weight-complex="bold"/>
    </style:style>
    <style:style style:name="P24" style:family="paragraph" style:parent-style-name="proc" style:list-style-name="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25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26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officeooo:rsid="000527f1" officeooo:paragraph-rsid="000527f1" style:font-size-asian="12pt"/>
    </style:style>
    <style:style style:name="P27" style:family="paragraph" style:parent-style-name="proc" style:list-style-name="">
      <style:paragraph-properties fo:margin-left="0.635cm" fo:margin-right="0cm" fo:text-indent="-0.635cm" style:auto-text-indent="false" style:snap-to-layout-grid="false"/>
      <style:text-properties fo:font-size="12pt" officeooo:rsid="000527f1" officeooo:paragraph-rsid="000527f1" style:font-size-asian="12pt"/>
    </style:style>
    <style:style style:name="P28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officeooo:rsid="000527f1" officeooo:paragraph-rsid="000527f1" style:font-size-asian="12pt"/>
    </style:style>
    <style:style style:name="P29" style:family="paragraph" style:parent-style-name="Standard">
      <style:text-properties officeooo:rsid="00016e2e" officeooo:paragraph-rsid="00016e2e"/>
    </style:style>
    <style:style style:name="P30" style:family="paragraph" style:parent-style-name="bp">
      <style:text-properties fo:font-weight="bold" style:font-weight-asian="bold"/>
    </style:style>
    <style:style style:name="P31" style:family="paragraph" style:parent-style-name="bp">
      <style:paragraph-properties>
        <style:tab-stops>
          <style:tab-stop style:position="10.028cm"/>
        </style:tab-stops>
      </style:paragraph-properties>
      <style:text-properties fo:color="#000000" fo:font-size="12pt" officeooo:rsid="00016e2e" officeooo:paragraph-rsid="00016e2e" style:font-size-asian="12pt" style:font-size-complex="12pt"/>
    </style:style>
    <style:style style:name="P32" style:family="paragraph" style:parent-style-name="bp">
      <style:paragraph-properties>
        <style:tab-stops>
          <style:tab-stop style:position="10.028cm"/>
        </style:tab-stops>
      </style:paragraph-properties>
      <style:text-properties fo:color="#000000" fo:font-size="12pt" officeooo:rsid="0001f99c" officeooo:paragraph-rsid="0001f99c" style:font-size-asian="12pt" style:font-size-complex="12pt"/>
    </style:style>
    <style:style style:name="P33" style:family="paragraph" style:parent-style-name="bp">
      <style:text-properties fo:color="#000000" fo:font-size="12pt" officeooo:rsid="000335dc" officeooo:paragraph-rsid="000335dc" style:font-size-asian="12pt" style:font-size-complex="12pt"/>
    </style:style>
    <style:style style:name="P34" style:family="paragraph" style:parent-style-name="bp">
      <style:paragraph-properties style:snap-to-layout-grid="false"/>
      <style:text-properties fo:font-size="12pt" officeooo:rsid="000527f1" officeooo:paragraph-rsid="000527f1" style:font-size-asian="12pt"/>
    </style:style>
    <style:style style:name="P35" style:family="paragraph" style:parent-style-name="bp">
      <style:text-properties fo:color="#009933" fo:font-size="12pt" fo:font-weight="bold" officeooo:rsid="000527f1" officeooo:paragraph-rsid="000527f1" style:font-size-asian="12pt" style:font-weight-asian="bold" style:font-weight-complex="bold"/>
    </style:style>
    <style:style style:name="P36" style:family="paragraph" style:parent-style-name="bp">
      <style:paragraph-properties style:snap-to-layout-grid="false"/>
      <style:text-properties fo:color="#009933" fo:font-size="12pt" fo:font-weight="bold" officeooo:rsid="000527f1" officeooo:paragraph-rsid="000527f1" style:font-size-asian="12pt" style:font-weight-asian="bold" style:font-weight-complex="bold"/>
    </style:style>
    <style:style style:name="P37" style:family="paragraph" style:parent-style-name="bp">
      <style:paragraph-properties fo:margin-left="-0.085cm" fo:margin-right="0cm" fo:text-indent="0.085cm" style:auto-text-indent="false"/>
      <style:text-properties fo:color="#000000" fo:font-size="12pt" officeooo:rsid="0000cf3a" officeooo:paragraph-rsid="0000cf3a" style:font-size-asian="12pt" style:font-size-complex="12pt"/>
    </style:style>
    <style:style style:name="P38" style:family="paragraph" style:parent-style-name="bp">
      <style:paragraph-properties fo:margin-top="0cm" fo:margin-bottom="0cm" loext:contextual-spacing="false"/>
    </style:style>
    <style:style style:name="P39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0cf3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officeooo:rsid="000335dc"/>
    </style:style>
    <style:style style:name="T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header-rows>
          <table:table-row table:style-name="Tabela1.1">
            <table:table-cell table:style-name="Tabela1.A1" table:number-columns-spanned="3" office:value-type="string">
              <text:p text:style-name="P8">Test Name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31">TS12b - Consultar a alocação de uma sala com falha - sala inexistente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8">Use Case Tested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32">UC13 – Consultar dados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1" table:number-columns-spanned="3" office:value-type="string">
              <text:p text:style-name="P8">Test Description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37">Eu como funcionário da secretaria desejo consultar a sala de uma turma específica <text:span text:style-name="T6">que não existe </text:span>no sistema.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4" table:number-columns-spanned="3" office:value-type="string">
              <text:p text:style-name="P8">Pre-conditions</text:p>
            </table:table-cell>
            <table:covered-table-cell/>
            <table:covered-table-cell/>
            <table:table-cell table:style-name="Tabela1.D4" table:number-columns-spanned="4" office:value-type="string">
              <text:p text:style-name="P13"><text:span text:style-name="T3">Ser funcionário da secretaria; Estar </text:span><text:span text:style-name="T4">loggado</text:span><text:span text:style-name="T5"> no sistema; Ter acesso à funcionalidade de consultar dados sobre turmas;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8">Post-conditions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33">A grade não apresenta a sala desejada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2" office:value-type="string">
              <text:p text:style-name="P15">Notes:</text:p>
            </table:table-cell>
            <table:covered-table-cell/>
            <table:table-cell table:style-name="Tabela1.D1" table:number-columns-spanned="5" office:value-type="string">
              <text:p text:style-name="P12"/>
              <text:p text:style-name="P11"/>
              <text:p text:style-name="P35"/>
            </table:table-cell>
            <table:covered-table-cell/>
            <table:covered-table-cell/>
            <table:covered-table-cell/>
            <table:covered-table-cell/>
          </table:table-row>
          <table:table-row table:style-name="Tabela1.1">
            <table:table-cell table:style-name="Tabela1.A7" table:number-columns-spanned="2" office:value-type="string">
              <text:p text:style-name="P15">Result (Pass/Fail/Warning/Incomplete)</text:p>
            </table:table-cell>
            <table:covered-table-cell/>
            <table:table-cell table:style-name="Tabela1.C7" table:number-columns-spanned="5" office:value-type="string">
              <text:p text:style-name="P36">Passou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8" office:value-type="string">
              <text:p text:style-name="P23"/>
            </table:table-cell>
            <table:table-cell table:style-name="Tabela1.B8" table:number-columns-spanned="3" office:value-type="string">
              <text:p text:style-name="P24">TEST STEP</text:p>
            </table:table-cell>
            <table:covered-table-cell/>
            <table:covered-table-cell/>
            <table:table-cell table:style-name="Tabela1.E8" office:value-type="string">
              <text:p text:style-name="P10">EXPECTED TEST RESULTS</text:p>
            </table:table-cell>
            <table:table-cell table:style-name="Tabela1.E8" office:value-type="string">
              <text:p text:style-name="P5">P</text:p>
            </table:table-cell>
            <table:table-cell table:style-name="Tabela1.G8" office:value-type="string">
              <text:p text:style-name="P5">F</text:p>
            </table:table-cell>
          </table:table-row>
        </table:table-header-rows>
        <table:table-row table:style-name="Tabela1.8">
          <table:table-cell table:style-name="Tabela1.A9" office:value-type="string">
            <text:list xml:id="list1932478421657010289" text:style-name="WW8Num11">
              <text:list-item>
                <text:p text:style-name="P21"/>
              </text:list-item>
            </text:list>
          </table:table-cell>
          <table:table-cell table:style-name="Tabela1.A4" table:number-columns-spanned="3" office:value-type="string">
            <text:p text:style-name="P27">Clicar em [GRADE]</text:p>
          </table:table-cell>
          <table:covered-table-cell/>
          <table:covered-table-cell/>
          <table:table-cell table:style-name="Tabela1.E9" office:value-type="string">
            <text:p text:style-name="P34">A grade é apresentada</text:p>
          </table:table-cell>
          <table:table-cell table:style-name="Tabela1.F9" office:value-type="string">
            <text:p text:style-name="P28">X</text:p>
          </table:table-cell>
          <table:table-cell table:style-name="Tabela1.G9" office:value-type="string">
            <text:p text:style-name="P7"/>
          </table:table-cell>
        </table:table-row>
        <table:table-row table:style-name="Tabela1.8">
          <table:table-cell table:style-name="Tabela1.A10" office:value-type="string">
            <text:list xml:id="list14029064755813" text:continue-numbering="true" text:style-name="WW8Num11">
              <text:list-item>
                <text:p text:style-name="P22"/>
              </text:list-item>
            </text:list>
          </table:table-cell>
          <table:table-cell table:style-name="Tabela1.A1" table:number-columns-spanned="3" office:value-type="string">
            <text:p text:style-name="P26">Procurar a sala previamente deletada ou inexistente</text:p>
          </table:table-cell>
          <table:covered-table-cell/>
          <table:covered-table-cell/>
          <table:table-cell table:style-name="Tabela1.E10" office:value-type="string">
            <text:p text:style-name="P34">A sala não é mais apresentada</text:p>
          </table:table-cell>
          <table:table-cell table:style-name="Tabela1.F10" office:value-type="string">
            <text:p text:style-name="P28">X</text:p>
          </table:table-cell>
          <table:table-cell table:style-name="Tabela1.G10" office:value-type="string">
            <text:p text:style-name="P7"/>
          </table:table-cell>
        </table:table-row>
        <table:table-row table:style-name="Tabela1.8">
          <table:table-cell table:style-name="Tabela1.A11" office:value-type="string">
            <text:list xml:id="list14029062418576" text:continue-numbering="true" text:style-name="WW8Num11">
              <text:list-item>
                <text:p text:style-name="P22"/>
              </text:list-item>
            </text:list>
          </table:table-cell>
          <table:table-cell table:style-name="Tabela1.A1" table:number-columns-spanned="3" office:value-type="string">
            <text:p text:style-name="P25"/>
          </table:table-cell>
          <table:covered-table-cell/>
          <table:covered-table-cell/>
          <table:table-cell table:style-name="Tabela1.E11" office:value-type="string">
            <text:p text:style-name="P9"/>
          </table:table-cell>
          <table:table-cell table:style-name="Tabela1.F11" office:value-type="string">
            <text:p text:style-name="P6"/>
          </table:table-cell>
          <table:table-cell table:style-name="Tabela1.G11" office:value-type="string">
            <text:p text:style-name="P7"/>
          </table:table-cell>
        </table:table-row>
      </table:table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18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1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size-asian="9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2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4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style:line-height-at-least="0.423cm" fo:orphans="0" fo:widows="0"/>
      <style:text-properties fo:color="#0000ff" fo:font-size="9pt" fo:font-style="italic" style:font-size-asian="9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/>
    <style:style style:name="WW8Num17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7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text-properties officeooo:rsid="00016e2e" officeooo:paragraph-rsid="00016e2e"/>
    </style:style>
    <style:style style:name="MP3" style:family="paragraph" style:parent-style-name="Header">
      <style:text-properties fo:font-size="14pt" style:font-size-asian="14pt"/>
    </style:style>
    <style:style style:name="MP4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0cf3a"/>
    </style:style>
    <style:style style:name="MT3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pan text:style-name="MT1"><text:subject/></text:span> <text:s/>Test Script</text:p>
            </table:table-cell>
            <table:table-cell table:style-name="Tabela3.B1" office:value-type="string">
              <text:p text:style-name="MP1"><text:s/></text:p>
            </table:table-cell>
          </table:table-row>
          <table:table-row table:style-name="Tabela3.1">
            <table:table-cell table:style-name="Tabela3.A1" office:value-type="string">
              <text:p text:style-name="MP2">TS12b - Consultar a alocação de uma sala com falha - sala inexistente</text:p>
            </table:table-cell>
            <table:table-cell table:style-name="Tabela3.B1" office:value-type="string">
              <text:p text:style-name="Standard"><text:s text:c="2"/>Date: <text:s/>&lt;<text:span text:style-name="MT2">25</text:span>/<text:span text:style-name="MT2">Nov</text:span>/<text:span text:style-name="MT2">16</text:span>&gt;</text:p>
            </table:table-cell>
          </table:table-row>
        </table:table>
        <text:p text:style-name="MP3"/>
      </style:header>
      <style:footer>
        <text:p text:style-name="MP4"><draw:frame draw:style-name="Mfr1" draw:name="Quadro1" text:anchor-type="paragraph" svg:x="23.957cm" svg:y="-0.004cm" svg:width="1.393cm" draw:z-index="0"><draw:text-box fo:min-height="0.058cm"><text:p text:style-name="MP5"><text:span text:style-name="Page_20_Number"><text:page-number text:select-page="current">1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  <style:master-page style:name="Converter_20_1" style:display-name="Converter 1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Standard"><text:span text:style-name="MT1"><text:subject/></text:span> <text:s/>Test Script</text:p>
            </table:table-cell>
            <table:table-cell table:style-name="Tabela4.B1" office:value-type="string">
              <text:p text:style-name="MP1"><text:s/></text:p>
            </table:table-cell>
          </table:table-row>
          <table:table-row table:style-name="Tabela4.1">
            <table:table-cell table:style-name="Tabela4.A1" office:value-type="string">
              <text:p text:style-name="Standard">&lt;Test Name&gt;</text:p>
            </table:table-cell>
            <table:table-cell table:style-name="Tabela4.B1" office:value-type="string">
              <text:p text:style-name="Standard"><text:s text:c="2"/>Date: <text:s/>&lt;dd/mmm/yy&gt;</text:p>
            </table:table-cell>
          </table:table-row>
        </table:table>
        <text:p text:style-name="MP3"/>
      </style:header>
      <style:footer>
        <text:p text:style-name="MP4"><draw:frame draw:style-name="Mfr1" draw:name="Quadro2" text:anchor-type="paragraph" svg:x="23.957cm" svg:y="-0.004cm" svg:width="1.393cm" draw:z-index="0"><draw:text-box fo:min-height="0.058cm"><text:p text:style-name="MP5"><text:span text:style-name="Page_20_Number"><text:page-number text:select-page="current">2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Script</dc:title>
    <meta:creation-date>2016-11-28T21:33:02.759000000</meta:creation-date>
    <dc:date>2016-11-29T01:40:28.245000000</dc:date>
    <meta:print-date>2003-10-06T08:49:00</meta:print-date>
    <meta:editing-cycles>9</meta:editing-cycles>
    <meta:editing-duration>PT9H47M46S</meta:editing-duration>
    <meta:generator>LibreOffice/5.2.1.2$Windows_x86 LibreOffice_project/31dd62db80d4e60af04904455ec9c9219178d620</meta:generator>
    <meta:document-statistic meta:table-count="3" meta:image-count="0" meta:object-count="0" meta:page-count="1" meta:paragraph-count="38" meta:word-count="132" meta:character-count="793" meta:non-whitespace-character-count="680"/>
  </office:meta>
</office:document-meta>
</file>